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A300000051EDC465A7B129D5A7.png" manifest:media-type="image/png"/>
  <manifest:file-entry manifest:full-path="Pictures/10000000000002A3000000514956A0667CF7EF90.png" manifest:media-type="image/png"/>
  <manifest:file-entry manifest:full-path="Pictures/10000000000002A30000005100FE5355462B81A0.png" manifest:media-type="image/png"/>
  <manifest:file-entry manifest:full-path="Pictures/10000000000002A300000051DC88333802609579.png" manifest:media-type="image/png"/>
  <manifest:file-entry manifest:full-path="Pictures/10000000000002A30000005109AB8CA510D884D3.png" manifest:media-type="image/png"/>
  <manifest:file-entry manifest:full-path="Pictures/10000000000002A3000000512D658100064CDBA0.png" manifest:media-type="image/png"/>
  <manifest:file-entry manifest:full-path="Pictures/10000000000002A300000051E73F1C0FAEF18498.png" manifest:media-type="image/png"/>
  <manifest:file-entry manifest:full-path="Pictures/10000000000002A300000051D5BBBC47B1D75DB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63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3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2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7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2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0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1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6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6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1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4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06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3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7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1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8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0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9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9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9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2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3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5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5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9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0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8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1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9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8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9cm" fo:padding-top="0cm" fo:padding-bottom="0cm" fo:padding-left="0cm" fo:padding-right="0cm"/>
    </style:style>
    <style:style style:name="gr48" style:family="graphic" style:parent-style-name="standard">
      <style:graphic-properties draw:textarea-vertical-align="bottom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0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6cm" fo:padding-top="0cm" fo:padding-bottom="0cm" fo:padding-left="0cm" fo:padding-right="0cm"/>
    </style:style>
    <style:style style:name="gr53" style:family="graphic" style:parent-style-name="standard">
      <style:graphic-properties draw:textarea-vertical-align="to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1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fo:min-height="0.48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text-line-through-style="none" style:text-line-through-type="none" fo:font-size="8pt" fo:font-style="normal" style:text-underline-style="none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style:font-name="Times New Roman" fo:font-size="13pt" fo:font-weight="bold" style:font-size-asian="13pt" style:font-name-complex="Times New Roman" style:font-size-complex="13pt" style:font-weight-complex="bold"/>
    </style:style>
    <style:style style:name="T2" style:family="text">
      <style:text-properties fo:color="#000000" style:font-name="Times New Roman" fo:font-size="12pt" style:font-size-asian="12pt" style:font-name-complex="Times New Roman" style:font-size-complex="12pt"/>
    </style:style>
    <style:style style:name="T3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4" style:family="text">
      <style:text-properties fo:color="#000000" style:font-name="Times New Roman" fo:font-size="10pt" style:font-size-asian="10pt" style:font-name-complex="Times New Roman" style:font-size-complex="10pt"/>
    </style:style>
    <style:style style:name="T5" style:family="text">
      <style:text-properties fo:color="#212121" style:font-name="Times New Roman" fo:font-size="10pt" style:font-size-asian="10pt" style:font-name-complex="Times New Roman" style:font-size-complex="10pt"/>
    </style:style>
    <style:style style:name="T6" style:family="text">
      <style:text-properties fo:color="#000000" style:font-name="Times New Roman" fo:font-size="14pt" fo:font-weight="bold" style:font-size-asian="14pt" style:font-name-complex="Times New Roman" style:font-size-complex="14pt" style:font-weight-complex="bold"/>
    </style:style>
    <style:style style:name="T7" style:family="text">
      <style:text-properties style:font-name="Times New Roman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STUDENT_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SESSION" form:control-implementation="ooo:com.sun.star.form.component.RadioButton" xml:id="control2" form:id="control2" form:label="Option Button" form:input-required="false" formx:group-name="SESSION_WINTER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ESSION" form:control-implementation="ooo:com.sun.star.form.component.RadioButton" xml:id="control3" form:id="control3" form:label="Option Button" form:input-required="false" formx:group-name="SESSION_SPRING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ESSION" form:control-implementation="ooo:com.sun.star.form.component.RadioButton" xml:id="control4" form:id="control4" form:label="Option Button" form:input-required="false" formx:group-name="SESSION_SUMMER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ESSION" form:control-implementation="ooo:com.sun.star.form.component.RadioButton" xml:id="control5" form:id="control5" form:label="Option Button" form:input-required="false" formx:group-name="SESSION_FAL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TUDENT_TYPE" form:control-implementation="ooo:com.sun.star.form.component.RadioButton" xml:id="control6" form:id="control6" form:label="Option Button" form:input-required="false" formx:group-name="STUDENT_TYPE_NEW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TUDENT_TYPE" form:control-implementation="ooo:com.sun.star.form.component.RadioButton" xml:id="control7" form:id="control7" form:label="Option Button" form:input-required="false" formx:group-name="STUDENT_TYPE_RETURNING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PARENT_NAME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DOB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DDRES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T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IP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CONTACT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PHONE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LLERGIES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UITION_AMOUNT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MOUNT_PAID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radio form:name="PAYMENT" form:control-implementation="ooo:com.sun.star.form.component.RadioButton" xml:id="control21" form:id="control21" form:label="Option Button" form:input-required="false" formx:group-name="PAYMENT_CASH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PAYMENT" form:control-implementation="ooo:com.sun.star.form.component.RadioButton" xml:id="control22" form:id="control22" form:label="Option Button" form:input-required="false" formx:group-name="PAYMENT_CHECK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area form:name="CHECK_NUMBER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HECK_BALANCE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GREEMENT_NAME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8.638cm" svg:height="0.505cm" svg:x="6.389cm" svg:y="2.34cm">
          <draw:text-box>
            <text:p text:style-name="P1"><text:span text:style-name="T1">Recreational Taiko Class Registration Form</text:span></text:p>
          </draw:text-box>
        </draw:frame>
        <draw:frame draw:style-name="gr2" draw:text-style-name="P3" draw:layer="layout" svg:width="5.531cm" svg:height="0.471cm" svg:x="1.274cm" svg:y="3.027cm">
          <draw:text-box>
            <text:p text:style-name="P1"><text:span text:style-name="T2">Complete and mail this form to: </text:span></text:p>
          </draw:text-box>
        </draw:frame>
        <draw:frame draw:style-name="gr3" draw:text-style-name="P3" draw:layer="layout" svg:width="11.826cm" svg:height="0.471cm" svg:x="1.274cm" svg:y="3.514cm">
          <draw:text-box>
            <text:p text:style-name="P1"><text:span text:style-name="T3">Odaiko New England, 29 Montvale Ave. #23, Woburn, MA 01801</text:span></text:p>
          </draw:text-box>
        </draw:frame>
        <draw:frame draw:style-name="gr4" draw:text-style-name="P3" draw:layer="layout" svg:width="8.071cm" svg:height="0.471cm" svg:x="1.274cm" svg:y="4.001cm">
          <draw:text-box>
            <text:p text:style-name="P1"><text:span text:style-name="T2">(Make check payable to: Odaiko New England)</text:span></text:p>
          </draw:text-box>
        </draw:frame>
        <draw:frame draw:style-name="gr5" draw:text-style-name="P3" draw:layer="layout" svg:width="12.325cm" svg:height="0.471cm" svg:x="1.274cm" svg:y="4.488cm">
          <draw:text-box>
            <text:p text:style-name="P1"><text:span text:style-name="T2">This form must be signed by the student or the parent/guardian of minor.</text:span></text:p>
          </draw:text-box>
        </draw:frame>
        <draw:frame draw:style-name="gr6" draw:text-style-name="P3" draw:layer="layout" svg:width="17.545cm" svg:height="0.471cm" svg:x="1.274cm" svg:y="5.461cm">
          <draw:text-box>
            <text:p text:style-name="P1"><text:span text:style-name="T2">Student’s Name: ___________________________________ <text:s text:c="7"/>New Student <text:s text:c="8"/>Returning Student </text:span></text:p>
          </draw:text-box>
        </draw:frame>
        <draw:frame draw:style-name="gr7" draw:text-style-name="P4" draw:layer="layout" svg:width="4.417cm" svg:height="0.39cm" svg:x="1.274cm" svg:y="6.191cm">
          <draw:text-box>
            <text:p text:style-name="P1"><text:span text:style-name="T4">Check the appropriate session: </text:span></text:p>
          </draw:text-box>
        </draw:frame>
        <draw:frame draw:style-name="gr8" draw:text-style-name="P3" draw:layer="layout" svg:width="3.139cm" svg:height="0.471cm" svg:x="1.933cm" svg:y="7.014cm">
          <draw:text-box>
            <text:p text:style-name="P1"><text:span text:style-name="T2">Session 1 - Winter</text:span></text:p>
          </draw:text-box>
        </draw:frame>
        <draw:frame draw:style-name="gr9" draw:text-style-name="P3" draw:layer="layout" svg:width="3.097cm" svg:height="0.471cm" svg:x="1.933cm" svg:y="7.5cm">
          <draw:text-box>
            <text:p text:style-name="P1"><text:span text:style-name="T2">Session 2 - Spring</text:span></text:p>
          </draw:text-box>
        </draw:frame>
        <draw:frame draw:style-name="gr10" draw:text-style-name="P3" draw:layer="layout" svg:width="3.507cm" svg:height="0.471cm" svg:x="1.933cm" svg:y="7.987cm">
          <draw:text-box>
            <text:p text:style-name="P1"><text:span text:style-name="T2">Session 3 - Summer </text:span></text:p>
          </draw:text-box>
        </draw:frame>
        <draw:frame draw:style-name="gr11" draw:text-style-name="P3" draw:layer="layout" svg:width="2.733cm" svg:height="0.471cm" svg:x="1.951cm" svg:y="8.474cm">
          <draw:text-box>
            <text:p text:style-name="P1"><text:span text:style-name="T2">Session 4 - Fall </text:span></text:p>
          </draw:text-box>
        </draw:frame>
        <draw:frame draw:style-name="gr12" draw:text-style-name="P3" draw:layer="layout" svg:width="17.613cm" svg:height="0.471cm" svg:x="1.274cm" svg:y="9.448cm">
          <draw:text-box>
            <text:p text:style-name="P1"><text:span text:style-name="T2">Parent’s Name(s) (if under 18): __________________________________ <text:s text:c="2"/>DOB (minors): <text:s/>_________</text:span></text:p>
          </draw:text-box>
        </draw:frame>
        <draw:frame draw:style-name="gr13" draw:text-style-name="P5" draw:layer="layout" svg:width="1.531cm" svg:height="0.471cm" svg:x="1.274cm" svg:y="10.178cm">
          <draw:text-box>
            <text:p text:style-name="P1"><text:span text:style-name="T2">Ad</text:span><text:span text:style-name="T2">dre</text:span><text:span text:style-name="T2">ss:</text:span></text:p>
          </draw:text-box>
        </draw:frame>
        <draw:frame draw:style-name="gr14" draw:text-style-name="P3" draw:layer="layout" svg:width="17.765cm" svg:height="0.471cm" svg:x="1.274cm" svg:y="11.638cm">
          <draw:text-box>
            <text:p text:style-name="P1"><text:span text:style-name="T2">E</text:span><text:span text:style-name="T2">m</text:span><text:span text:style-name="T2">er</text:span><text:span text:style-name="T2">ge</text:span><text:span text:style-name="T2">nc</text:span><text:span text:style-name="T2">y </text:span><text:span text:style-name="T2">Co</text:span><text:span text:style-name="T2">nt</text:span><text:span text:style-name="T2">act</text:span><text:span text:style-name="T2">: 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 <text:s text:c="2"/></text:span><text:span text:style-name="T2">Ph</text:span><text:span text:style-name="T2">on</text:span><text:span text:style-name="T2">e: 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 </text:span></text:p>
          </draw:text-box>
        </draw:frame>
        <draw:frame draw:style-name="gr15" draw:text-style-name="P5" draw:layer="layout" svg:width="8.262cm" svg:height="0.471cm" svg:x="1.274cm" svg:y="12.369cm">
          <draw:text-box>
            <text:p text:style-name="P1"><text:span text:style-name="T2">Alle</text:span><text:span text:style-name="T2">rgie</text:span><text:span text:style-name="T2">s or </text:span><text:span text:style-name="T2">othe</text:span><text:span text:style-name="T2">r </text:span><text:span text:style-name="T2">pert</text:span><text:span text:style-name="T2">inen</text:span><text:span text:style-name="T2">t </text:span><text:span text:style-name="T2">med</text:span><text:span text:style-name="T2">ical </text:span><text:span text:style-name="T2">info</text:span><text:span text:style-name="T2">rma</text:span><text:span text:style-name="T2">tion</text:span><text:span text:style-name="T2">:</text:span></text:p>
          </draw:text-box>
        </draw:frame>
        <draw:frame draw:style-name="gr16" draw:text-style-name="P3" draw:layer="layout" svg:width="17.418cm" svg:height="0.471cm" svg:x="1.274cm" svg:y="13.099cm">
          <draw:text-box>
            <text:p text:style-name="P1"><text:span text:style-name="T2">Tuition Amount:________ <text:s/>Amount Paid: _______ <text:s text:c="6"/>Cash <text:s text:c="7"/>Check # ______ <text:s text:c="2"/>Balance: _______ </text:span></text:p>
          </draw:text-box>
        </draw:frame>
        <draw:frame draw:style-name="gr17" draw:text-style-name="P4" draw:layer="layout" svg:width="6.035cm" svg:height="0.39cm" svg:x="1.274cm" svg:y="13.994cm">
          <draw:text-box>
            <text:p text:style-name="P1"><text:span text:style-name="T5">C</text:span><text:span text:style-name="T5">A</text:span><text:span text:style-name="T5">N</text:span><text:span text:style-name="T5">C</text:span><text:span text:style-name="T5">E</text:span><text:span text:style-name="T5">L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&amp;</text:span><text:span text:style-name="T5"> </text:span><text:span text:style-name="T5">R</text:span><text:span text:style-name="T5">E</text:span><text:span text:style-name="T5">F</text:span><text:span text:style-name="T5">U</text:span><text:span text:style-name="T5">N</text:span><text:span text:style-name="T5">D</text:span><text:span text:style-name="T5"> </text:span><text:span text:style-name="T5">P</text:span><text:span text:style-name="T5">O</text:span><text:span text:style-name="T5">L</text:span><text:span text:style-name="T5">I</text:span><text:span text:style-name="T5">C</text:span><text:span text:style-name="T5">Y</text:span><text:span text:style-name="T5">:</text:span></text:p>
          </draw:text-box>
        </draw:frame>
        <draw:frame draw:style-name="gr18" draw:text-style-name="P4" draw:layer="layout" svg:width="19.37cm" svg:height="0.39cm" svg:x="1.274cm" svg:y="14.4cm">
          <draw:text-box>
            <text:p text:style-name="P1"><text:span text:style-name="T5">If you must cancel your registration after payment is made, full refund will be made if requested in writing or via email one business day</text:span></text:p>
          </draw:text-box>
        </draw:frame>
        <draw:frame draw:style-name="gr19" draw:text-style-name="P4" draw:layer="layout" svg:width="19.344cm" svg:height="0.39cm" svg:x="1.274cm" svg:y="14.809cm">
          <draw:text-box>
            <text:p text:style-name="P1"><text:span text:style-name="T5">prior to the first class date. If cancellations are made the day of the first class date, the total amount of the registration fee minus $40 will</text:span></text:p>
          </draw:text-box>
        </draw:frame>
        <draw:frame draw:style-name="gr20" draw:text-style-name="P4" draw:layer="layout" svg:width="18.066cm" svg:height="0.39cm" svg:x="1.274cm" svg:y="15.215cm">
          <draw:text-box>
            <text:p text:style-name="P1"><text:span text:style-name="T5">be refunded. No requests for refunds will be accepted for no-shows or after the first day of class. <text:s/>Please note that there are NO </text:span></text:p>
          </draw:text-box>
        </draw:frame>
        <draw:frame draw:style-name="gr21" draw:text-style-name="P4" draw:layer="layout" svg:width="13.35cm" svg:height="0.39cm" svg:x="1.274cm" svg:y="15.624cm">
          <draw:text-box>
            <text:p text:style-name="P1"><text:span text:style-name="T5">REFUNDS, and NO MAKE-UP classes for closings due to hazardous weather and snow days.</text:span></text:p>
          </draw:text-box>
        </draw:frame>
        <draw:frame draw:style-name="gr22" draw:text-style-name="P6" draw:layer="layout" svg:width="2.504cm" svg:height="0.547cm" svg:x="1.281cm" svg:y="16.436cm">
          <draw:text-box>
            <text:p text:style-name="P1"><text:span text:style-name="T6">Agreement:</text:span></text:p>
          </draw:text-box>
        </draw:frame>
        <draw:frame draw:style-name="gr23" draw:text-style-name="P4" draw:layer="layout" svg:width="18.574cm" svg:height="0.39cm" svg:x="1.274cm" svg:y="17.166cm">
          <draw:text-box>
            <text:p text:style-name="P1"><text:span text:style-name="T4">I, _________________________________, do hereby agree that Odaiko New England/ACAS Center, its owners, officers, agents, </text:span></text:p>
          </draw:text-box>
        </draw:frame>
        <draw:frame draw:style-name="gr24" draw:text-style-name="P4" draw:layer="layout" svg:width="19.314cm" svg:height="0.39cm" svg:x="1.274cm" svg:y="17.575cm">
          <draw:text-box>
            <text:p text:style-name="P1"><text:span text:style-name="T4">supervisors, instructors, employees, successors and assigns may not be held liable in any way for any occurrence in connection with my </text:span></text:p>
          </draw:text-box>
        </draw:frame>
        <draw:frame draw:style-name="gr25" draw:text-style-name="P4" draw:layer="layout" svg:width="19.285cm" svg:height="0.39cm" svg:x="1.274cm" svg:y="17.981cm">
          <draw:text-box>
            <text:p text:style-name="P1"><text:span text:style-name="T4">taiko training program or the use of the facilities or equipment of Odaiko New England/ACAS Center which may result in injury, death </text:span></text:p>
          </draw:text-box>
        </draw:frame>
        <draw:frame draw:style-name="gr26" draw:text-style-name="P4" draw:layer="layout" svg:width="18.9cm" svg:height="0.39cm" svg:x="1.274cm" svg:y="18.39cm">
          <draw:text-box>
            <text:p text:style-name="P1"><text:span text:style-name="T4">or other damage to myself. In consideration for being permitted to engage in the taiko training program and the use of the facilities, I </text:span></text:p>
          </draw:text-box>
        </draw:frame>
        <draw:frame draw:style-name="gr27" draw:text-style-name="P4" draw:layer="layout" svg:width="18.701cm" svg:height="0.39cm" svg:x="1.274cm" svg:y="18.796cm">
          <draw:text-box>
            <text:p text:style-name="P1"><text:span text:style-name="T4">hereby release Odaiko New England/ACAS Center, its owners, officers, agents, supervisors, instructors, employees, successors and </text:span></text:p>
          </draw:text-box>
        </draw:frame>
        <draw:frame draw:style-name="gr28" draw:text-style-name="P4" draw:layer="layout" svg:width="19.399cm" svg:height="0.39cm" svg:x="1.274cm" svg:y="19.205cm">
          <draw:text-box>
            <text:p text:style-name="P1"><text:span text:style-name="T4">assigns from any and all causes of action, debts, controversies, and claims in connection with injuries, death or damage to myself, which </text:span></text:p>
          </draw:text-box>
        </draw:frame>
        <draw:frame draw:style-name="gr29" draw:text-style-name="P4" draw:layer="layout" svg:width="18.997cm" svg:height="0.39cm" svg:x="1.274cm" svg:y="19.611cm">
          <draw:text-box>
            <text:p text:style-name="P1"><text:span text:style-name="T4">I, my heirs, executors, administrators, successors and assigns ever had, now have or hereafter may have. Furthermore, I do personally </text:span></text:p>
          </draw:text-box>
        </draw:frame>
        <draw:frame draw:style-name="gr30" draw:text-style-name="P4" draw:layer="layout" svg:width="18.392cm" svg:height="0.39cm" svg:x="1.274cm" svg:y="20.02cm">
          <draw:text-box>
            <text:p text:style-name="P1"><text:span text:style-name="T4">assume all risks in connection with the aforesaid use, for any harm, injury, damage which may befall me or my personal property </text:span></text:p>
          </draw:text-box>
        </draw:frame>
        <draw:frame draw:style-name="gr31" draw:text-style-name="P4" draw:layer="layout" svg:width="19.323cm" svg:height="0.39cm" svg:x="1.274cm" svg:y="20.425cm">
          <draw:text-box>
            <text:p text:style-name="P1"><text:span text:style-name="T4">whether foreseen or unforeseen, and further save and hold harmless the said corporation and persons from any claims, including but not </text:span></text:p>
          </draw:text-box>
        </draw:frame>
        <draw:frame draw:style-name="gr32" draw:text-style-name="P4" draw:layer="layout" svg:width="18.337cm" svg:height="0.39cm" svg:x="1.274cm" svg:y="20.835cm">
          <draw:text-box>
            <text:p text:style-name="P1"><text:span text:style-name="T4">limited to any claims or liabilities arising out of negligence of the aforesaid corporation, agents, officers, supervisors, instructors, </text:span></text:p>
          </draw:text-box>
        </draw:frame>
        <draw:frame draw:style-name="gr33" draw:text-style-name="P4" draw:layer="layout" svg:width="19.255cm" svg:height="0.39cm" svg:x="1.274cm" svg:y="21.24cm">
          <draw:text-box>
            <text:p text:style-name="P1"><text:span text:style-name="T4">employees, successors and assigns, by me, my family, estate, heirs or assigns. I/my child are physically fit to practice and engage in the </text:span></text:p>
          </draw:text-box>
        </draw:frame>
        <draw:frame draw:style-name="gr29" draw:text-style-name="P4" draw:layer="layout" svg:width="18.997cm" svg:height="0.39cm" svg:x="1.274cm" svg:y="21.65cm">
          <draw:text-box>
            <text:p text:style-name="P1"><text:span text:style-name="T4">physical program connected with taiko training and there is no reason known to me/my child for not participating in these activities. I </text:span></text:p>
          </draw:text-box>
        </draw:frame>
        <draw:frame draw:style-name="gr34" draw:text-style-name="P4" draw:layer="layout" svg:width="19.251cm" svg:height="0.39cm" svg:x="1.274cm" svg:y="22.055cm">
          <draw:text-box>
            <text:p text:style-name="P1"><text:span text:style-name="T4">agree that photographs of me/my child may be used for promotional purposes by Odaiko New England. This agreement shall remain in </text:span></text:p>
          </draw:text-box>
        </draw:frame>
        <draw:frame draw:style-name="gr35" draw:text-style-name="P4" draw:layer="layout" svg:width="18.993cm" svg:height="0.39cm" svg:x="1.274cm" svg:y="22.465cm">
          <draw:text-box>
            <text:p text:style-name="P1"><text:span text:style-name="T4">effect until I have actively ceased any activity with Odaiko New England and have also given 30 days written notification of intent of </text:span></text:p>
          </draw:text-box>
        </draw:frame>
        <draw:frame draw:style-name="gr36" draw:text-style-name="P4" draw:layer="layout" svg:width="18.451cm" svg:height="0.39cm" svg:x="1.274cm" svg:y="22.87cm">
          <draw:text-box>
            <text:p text:style-name="P1"><text:span text:style-name="T4">being released from this waiver. I agree that Odaiko New England has permission to contact me in the future at the above mailing </text:span></text:p>
          </draw:text-box>
        </draw:frame>
        <draw:frame draw:style-name="gr37" draw:text-style-name="P4" draw:layer="layout" svg:width="19.306cm" svg:height="0.39cm" svg:x="1.274cm" svg:y="23.279cm">
          <draw:text-box>
            <text:p text:style-name="P1"><text:span text:style-name="T4">address, phone number and e-mail address. I am willing to be photographed or videographed by Odaiko New England or its contractors </text:span></text:p>
          </draw:text-box>
        </draw:frame>
        <draw:frame draw:style-name="gr38" draw:text-style-name="P4" draw:layer="layout" svg:width="18.798cm" svg:height="0.39cm" svg:x="1.274cm" svg:y="23.685cm">
          <draw:text-box>
            <text:p text:style-name="P1"><text:span text:style-name="T4">either individually, or as part of a group. I further agree that my name may be used to identify me as a subject in any photographs or </text:span></text:p>
          </draw:text-box>
        </draw:frame>
        <draw:frame draw:style-name="gr39" draw:text-style-name="P4" draw:layer="layout" svg:width="1.784cm" svg:height="0.39cm" svg:x="1.274cm" svg:y="24.094cm">
          <draw:text-box>
            <text:p text:style-name="P1"><text:span text:style-name="T4">video of me.</text:span></text:p>
          </draw:text-box>
        </draw:frame>
        <draw:frame draw:style-name="gr40" draw:text-style-name="P3" draw:layer="layout" svg:width="17.812cm" svg:height="0.471cm" svg:x="1.274cm" svg:y="24.91cm">
          <draw:text-box>
            <text:p text:style-name="P1"><text:span text:style-name="T2">Signature (student): __________________________________________________ <text:s text:c="2"/>Date: ___________ </text:span></text:p>
          </draw:text-box>
        </draw:frame>
        <draw:frame draw:style-name="gr41" draw:text-style-name="P3" draw:layer="layout" svg:width="0.422cm" svg:height="0.471cm" svg:x="1.274cm" svg:y="25.397cm">
          <draw:text-box>
            <text:p text:style-name="P1"><text:span text:style-name="T2"><text:s/></text:span></text:p>
          </draw:text-box>
        </draw:frame>
        <draw:polygon draw:style-name="gr42" draw:text-style-name="P7" draw:layer="layout" svg:width="1.319cm" svg:height="0.017cm" svg:x="15.91cm" svg:y="0.924cm" svg:viewBox="0 0 1320 18" draw:points="0,0 1320,0 1320,18 0,18">
          <text:p/>
        </draw:polygon>
        <draw:polygon draw:style-name="gr42" draw:text-style-name="P7" draw:layer="layout" svg:width="1.429cm" svg:height="0.017cm" svg:x="17.229cm" svg:y="0.924cm" svg:viewBox="0 0 1430 18" draw:points="0,0 1430,0 1430,18 0,18">
          <text:p/>
        </draw:polygon>
        <draw:polygon draw:style-name="gr42" draw:text-style-name="P7" draw:layer="layout" svg:width="1.295cm" svg:height="0.017cm" svg:x="18.658cm" svg:y="0.924cm" svg:viewBox="0 0 1296 18" draw:points="0,0 1296,0 1296,18 0,18">
          <text:p/>
        </draw:polygon>
        <draw:polygon draw:style-name="gr42" draw:text-style-name="P7" draw:layer="layout" svg:width="1.302cm" svg:height="0.018cm" svg:x="15.927cm" svg:y="1.562cm" svg:viewBox="0 0 1303 19" draw:points="0,0 1303,0 1303,19 0,19">
          <text:p/>
        </draw:polygon>
        <draw:polygon draw:style-name="gr42" draw:text-style-name="P7" draw:layer="layout" svg:width="1.429cm" svg:height="0.018cm" svg:x="17.229cm" svg:y="1.562cm" svg:viewBox="0 0 1430 19" draw:points="0,0 1430,0 1430,19 0,19">
          <text:p/>
        </draw:polygon>
        <draw:polygon draw:style-name="gr42" draw:text-style-name="P7" draw:layer="layout" svg:width="1.277cm" svg:height="0.018cm" svg:x="18.658cm" svg:y="1.562cm" svg:viewBox="0 0 1278 19" draw:points="0,0 1278,0 1278,19 0,19">
          <text:p/>
        </draw:polygon>
        <draw:polygon draw:style-name="gr42" draw:text-style-name="P7" draw:layer="layout" svg:width="1.319cm" svg:height="0.018cm" svg:x="15.91cm" svg:y="2.197cm" svg:viewBox="0 0 1320 19" draw:points="0,0 1320,0 1320,19 0,19">
          <text:p/>
        </draw:polygon>
        <draw:polygon draw:style-name="gr42" draw:text-style-name="P7" draw:layer="layout" svg:width="1.429cm" svg:height="0.018cm" svg:x="17.229cm" svg:y="2.197cm" svg:viewBox="0 0 1430 19" draw:points="0,0 1430,0 1430,19 0,19">
          <text:p/>
        </draw:polygon>
        <draw:polygon draw:style-name="gr42" draw:text-style-name="P7" draw:layer="layout" svg:width="1.295cm" svg:height="0.018cm" svg:x="18.658cm" svg:y="2.197cm" svg:viewBox="0 0 1296 19" draw:points="0,0 1296,0 1296,19 0,19">
          <text:p/>
        </draw:polygon>
        <draw:polygon draw:style-name="gr42" draw:text-style-name="P7" draw:layer="layout" svg:width="0.017cm" svg:height="0.638cm" svg:x="15.91cm" svg:y="0.924cm" svg:viewBox="0 0 18 639" draw:points="0,0 0,639 18,639 18,0">
          <text:p/>
        </draw:polygon>
        <draw:polygon draw:style-name="gr42" draw:text-style-name="P7" draw:layer="layout" svg:width="0.017cm" svg:height="0.653cm" svg:x="15.91cm" svg:y="1.562cm" svg:viewBox="0 0 18 654" draw:points="0,0 0,654 18,654 18,0">
          <text:p/>
        </draw:polygon>
        <draw:polygon draw:style-name="gr42" draw:text-style-name="P7" draw:layer="layout" svg:width="0.018cm" svg:height="0.621cm" svg:x="17.222cm" svg:y="0.941cm" svg:viewBox="0 0 19 622" draw:points="0,0 0,622 19,622 19,0">
          <text:p/>
        </draw:polygon>
        <draw:polygon draw:style-name="gr42" draw:text-style-name="P7" draw:layer="layout" svg:width="0.018cm" svg:height="0.635cm" svg:x="17.222cm" svg:y="1.562cm" svg:viewBox="0 0 19 636" draw:points="0,0 0,636 19,636 19,0">
          <text:p/>
        </draw:polygon>
        <draw:polygon draw:style-name="gr42" draw:text-style-name="P7" draw:layer="layout" svg:width="0.018cm" svg:height="0.621cm" svg:x="18.651cm" svg:y="0.941cm" svg:viewBox="0 0 19 622" draw:points="0,0 0,622 19,622 19,0">
          <text:p/>
        </draw:polygon>
        <draw:polygon draw:style-name="gr42" draw:text-style-name="P7" draw:layer="layout" svg:width="0.018cm" svg:height="0.635cm" svg:x="18.651cm" svg:y="1.562cm" svg:viewBox="0 0 19 636" draw:points="0,0 0,636 19,636 19,0">
          <text:p/>
        </draw:polygon>
        <draw:polygon draw:style-name="gr42" draw:text-style-name="P7" draw:layer="layout" svg:width="0.018cm" svg:height="0.638cm" svg:x="19.935cm" svg:y="0.924cm" svg:viewBox="0 0 19 639" draw:points="0,0 0,639 19,639 19,0">
          <text:p/>
        </draw:polygon>
        <draw:polygon draw:style-name="gr42" draw:text-style-name="P7" draw:layer="layout" svg:width="0.018cm" svg:height="0.653cm" svg:x="19.935cm" svg:y="1.562cm" svg:viewBox="0 0 19 654" draw:points="0,0 0,654 19,654 19,0">
          <text:p/>
        </draw:polygon>
        <draw:frame draw:style-name="gr43" draw:text-style-name="P3" draw:layer="layout" svg:width="17.85cm" svg:height="0.471cm" svg:x="1.274cm" svg:y="25.884cm">
          <draw:text-box>
            <text:p text:style-name="P1"><text:span text:style-name="T2">Signature (parent/guardian of minor): ____________________________________ <text:s text:c="2"/>Date: ___________ </text:span></text:p>
          </draw:text-box>
        </draw:frame>
        <draw:frame draw:style-name="gr44" draw:text-style-name="P4" draw:layer="layout" svg:width="0.899cm" svg:height="0.39cm" svg:x="16.048cm" svg:y="1.047cm">
          <draw:text-box>
            <text:p text:style-name="P1"><text:span text:style-name="T4">RCVd</text:span></text:p>
          </draw:text-box>
        </draw:frame>
        <draw:frame draw:style-name="gr45" draw:text-style-name="P4" draw:layer="layout" svg:width="0.489cm" svg:height="0.39cm" svg:x="17.604cm" svg:y="1.047cm">
          <draw:text-box>
            <text:p text:style-name="P1"><text:span text:style-name="T4">DB</text:span></text:p>
          </draw:text-box>
        </draw:frame>
        <draw:frame draw:style-name="gr46" draw:text-style-name="P8" draw:layer="layout" svg:width="2.62cm" svg:height="0.288cm" svg:x="0.938cm" svg:y="0.416cm">
          <draw:image xlink:href="Pictures/10000000000002A300000051D5BBBC47B1D75DB4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92cm" svg:x="0.938cm" svg:y="0.706cm">
          <draw:image xlink:href="Pictures/10000000000002A300000051E73F1C0FAEF18498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0.995cm">
          <draw:image xlink:href="Pictures/10000000000002A30000005109AB8CA510D884D3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1.284cm">
          <draw:image xlink:href="Pictures/10000000000002A3000000512D658100064CDBA0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1.57cm">
          <draw:image xlink:href="Pictures/10000000000002A300000051DC88333802609579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92cm" svg:x="0.938cm" svg:y="1.856cm">
          <draw:image xlink:href="Pictures/10000000000002A30000005100FE5355462B81A0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2.148cm">
          <draw:image xlink:href="Pictures/10000000000002A3000000514956A0667CF7EF90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2.434cm">
          <draw:image xlink:href="Pictures/10000000000002A300000051EDC465A7B129D5A7.png" xlink:type="simple" xlink:show="embed" xlink:actuate="onLoad" loext:mime-type="image/png">
            <text:p/>
          </draw:image>
        </draw:frame>
        <draw:frame draw:style-name="gr47" draw:text-style-name="P4" draw:layer="layout" svg:width="0.709cm" svg:height="0.39cm" svg:x="18.874cm" svg:y="1.047cm">
          <draw:text-box>
            <text:p text:style-name="P1"><text:span text:style-name="T4">Conf</text:span></text:p>
          </draw:text-box>
        </draw:frame>
        <draw:control draw:style-name="gr48" draw:text-style-name="P9" draw:layer="controls" svg:width="7.366cm" svg:height="0.635cm" svg:x="4.202cm" svg:y="5.272cm" draw:control="control1"/>
        <draw:control draw:style-name="gr49" draw:text-style-name="P10" draw:layer="controls" svg:width="0.254cm" svg:height="0.254cm" svg:x="1.535cm" svg:y="7.177cm" draw:control="control2"/>
        <draw:control draw:style-name="gr49" draw:text-style-name="P10" draw:layer="controls" svg:width="0.254cm" svg:height="0.254cm" svg:x="1.535cm" svg:y="7.558cm" draw:control="control3"/>
        <draw:control draw:style-name="gr49" draw:text-style-name="P10" draw:layer="controls" svg:width="0.254cm" svg:height="0.254cm" svg:x="1.535cm" svg:y="8.066cm" draw:control="control4"/>
        <draw:control draw:style-name="gr49" draw:text-style-name="P10" draw:layer="controls" svg:width="0.254cm" svg:height="0.254cm" svg:x="1.535cm" svg:y="8.574cm" draw:control="control5"/>
        <draw:control draw:style-name="gr49" draw:text-style-name="P10" draw:layer="controls" svg:width="0.381cm" svg:height="0.381cm" svg:x="11.949cm" svg:y="5.526cm" draw:control="control6"/>
        <draw:control draw:style-name="gr49" draw:text-style-name="P10" draw:layer="controls" svg:width="0.381cm" svg:height="0.381cm" svg:x="15.124cm" svg:y="5.526cm" draw:control="control7"/>
        <draw:control draw:style-name="gr48" draw:text-style-name="P9" draw:layer="controls" svg:width="7.239cm" svg:height="0.508cm" svg:x="6.615cm" svg:y="9.336cm" draw:control="control8"/>
        <draw:control draw:style-name="standard" draw:text-style-name="P9" draw:layer="controls" svg:width="2.032cm" svg:height="0.508cm" svg:x="16.902cm" svg:y="9.436cm" draw:control="control9"/>
        <draw:frame draw:style-name="gr50" draw:text-style-name="P5" draw:layer="layout" svg:width="0.709cm" svg:height="0.471cm" svg:x="3.993cm" svg:y="10.86cm">
          <draw:text-box>
            <text:p text:style-name="P1"><text:span text:style-name="T2">Zip:</text:span></text:p>
          </draw:text-box>
        </draw:frame>
        <draw:frame draw:style-name="gr51" draw:text-style-name="P5" draw:layer="layout" svg:width="0.889cm" svg:height="0.471cm" svg:x="11.617cm" svg:y="10.125cm">
          <draw:text-box>
            <text:p text:style-name="P1"><text:span text:style-name="T2">City:</text:span></text:p>
          </draw:text-box>
        </draw:frame>
        <draw:frame draw:style-name="gr52" draw:text-style-name="P5" draw:layer="layout" svg:width="1.016cm" svg:height="0.471cm" svg:x="1.281cm" svg:y="10.905cm">
          <draw:text-box>
            <text:p text:style-name="P1"><text:span text:style-name="T2">State:</text:span></text:p>
          </draw:text-box>
        </draw:frame>
        <draw:control draw:style-name="gr48" draw:text-style-name="P9" draw:layer="controls" svg:width="8.509cm" svg:height="0.508cm" svg:x="2.932cm" svg:y="10.098cm" draw:control="control10"/>
        <draw:control draw:style-name="standard" draw:text-style-name="P9" draw:layer="controls" svg:width="5.874cm" svg:height="0.508cm" svg:x="12.806cm" svg:y="10.098cm" draw:control="control11"/>
        <draw:control draw:style-name="gr53" draw:text-style-name="P9" draw:layer="controls" svg:width="1.17cm" svg:height="0.508cm" svg:x="2.397cm" svg:y="10.86cm" draw:control="control12"/>
        <draw:control draw:style-name="gr53" draw:text-style-name="P9" draw:layer="controls" svg:width="1.905cm" svg:height="0.508cm" svg:x="5.002cm" svg:y="10.86cm" draw:control="control13"/>
        <draw:control draw:style-name="gr48" draw:text-style-name="P9" draw:layer="controls" svg:width="5.588cm" svg:height="0.508cm" svg:x="8.52cm" svg:y="10.86cm" draw:control="control14"/>
        <draw:control draw:style-name="gr48" draw:text-style-name="P9" draw:layer="controls" svg:width="3.429cm" svg:height="0.508cm" svg:x="15.505cm" svg:y="10.809cm" draw:control="control15"/>
        <draw:control draw:style-name="standard" draw:text-style-name="P9" draw:layer="controls" svg:width="9.144cm" svg:height="0.508cm" svg:x="4.837cm" svg:y="11.622cm" draw:control="control16"/>
        <draw:control draw:style-name="standard" draw:text-style-name="P9" draw:layer="controls" svg:width="3.429cm" svg:height="0.508cm" svg:x="15.505cm" svg:y="11.622cm" draw:control="control17"/>
        <draw:control draw:style-name="gr48" draw:text-style-name="P9" draw:layer="controls" svg:width="9.271cm" svg:height="0.508cm" svg:x="9.663cm" svg:y="12.359cm" draw:control="control18"/>
        <draw:control draw:style-name="standard" draw:text-style-name="P9" draw:layer="controls" svg:width="1.651cm" svg:height="0.508cm" svg:x="4.202cm" svg:y="13.019cm" draw:control="control19"/>
        <draw:control draw:style-name="standard" draw:text-style-name="P9" draw:layer="controls" svg:width="1.397cm" svg:height="0.508cm" svg:x="8.52cm" svg:y="13.019cm" draw:control="control20"/>
        <draw:control draw:style-name="gr49" draw:text-style-name="P10" draw:layer="controls" svg:width="0.381cm" svg:height="0.381cm" svg:x="10.298cm" svg:y="13.146cm" draw:control="control21"/>
        <draw:control draw:style-name="gr49" draw:text-style-name="P10" draw:layer="controls" svg:width="0.381cm" svg:height="0.381cm" svg:x="11.949cm" svg:y="13.146cm" draw:control="control22"/>
        <draw:control draw:style-name="standard" draw:text-style-name="P9" draw:layer="controls" svg:width="1.143cm" svg:height="0.508cm" svg:x="13.981cm" svg:y="13.019cm" draw:control="control23"/>
        <draw:control draw:style-name="standard" draw:text-style-name="P9" draw:layer="controls" svg:width="1.524cm" svg:height="0.508cm" svg:x="17.029cm" svg:y="13.019cm" draw:control="control24"/>
        <draw:control draw:style-name="gr48" draw:text-style-name="P11" draw:layer="controls" svg:width="5.842cm" svg:height="0.481cm" svg:x="1.535cm" svg:y="17.083cm" draw:control="control25"/>
        <draw:frame draw:style-name="gr54" draw:text-style-name="P5" draw:layer="layout" svg:width="1.251cm" svg:height="0.471cm" svg:x="7.173cm" svg:y="10.843cm">
          <draw:text-box>
            <text:p text:style-name="P1"><text:span text:style-name="T2">Email:</text:span></text:p>
          </draw:text-box>
        </draw:frame>
        <draw:frame draw:style-name="gr55" draw:text-style-name="P12" draw:layer="controls" svg:width="1.256cm" svg:height="0.483cm" svg:x="14.249cm" svg:y="10.86cm">
          <draw:text-box>
            <text:p><text:span text:style-name="T7">Phon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7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6T14:52:50.678375598</dc:date>
    <meta:editing-duration>PT1H11M25S</meta:editing-duration>
    <meta:editing-cycles>14</meta:editing-cycles>
    <meta:generator>LibreOffice/6.1.4.2$MacOSX_X86_64 LibreOffice_project/9d0f32d1f0b509096fd65e0d4bec26ddd1938fd3</meta:generator>
    <meta:document-statistic meta:object-count="101"/>
  </office:meta>
</office:document-meta>
</file>